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E8000000D81C956E45893169A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Proxima Nova1" svg:font-family="'Proxima Nova'"/>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sans-serif" svg:font-family="sans-serif"/>
    <style:font-face style:name="FreeSans1" svg:font-family="FreeSans" style:font-family-generic="swiss"/>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2" svg:font-family="'Proxima Nova'" style:font-family-generic="system" style:font-pitch="variable"/>
  </office:font-face-decls>
  <office:automatic-styles>
    <style:style style:name="P1" style:family="paragraph" style:parent-style-name="Standard">
      <style:text-properties fo:font-weight="bold" officeooo:rsid="001ef8d8" officeooo:paragraph-rsid="002ad0e8" style:font-weight-asian="bold" style:font-weight-complex="bold"/>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officeooo:rsid="00188e2c" officeooo:paragraph-rsid="00188e2c"/>
    </style:style>
    <style:style style:name="P4" style:family="paragraph" style:parent-style-name="Standard">
      <style:paragraph-properties fo:margin-top="0in" fo:margin-bottom="0in" loext:contextual-spacing="false"/>
      <style:text-properties officeooo:paragraph-rsid="00188e2c"/>
    </style:style>
    <style:style style:name="P5" style:family="paragraph" style:parent-style-name="Standard">
      <style:paragraph-properties fo:margin-top="0in" fo:margin-bottom="0in" loext:contextual-spacing="false"/>
      <style:text-properties officeooo:rsid="00199ba9" officeooo:paragraph-rsid="00199ba9"/>
    </style:style>
    <style:style style:name="P6" style:family="paragraph" style:parent-style-name="Standard">
      <style:paragraph-properties fo:margin-top="0in" fo:margin-bottom="0in" loext:contextual-spacing="false" fo:line-height="100%"/>
      <style:text-properties officeooo:rsid="00199ba9" officeooo:paragraph-rsid="00199ba9"/>
    </style:style>
    <style:style style:name="P7" style:family="paragraph" style:parent-style-name="Standard">
      <style:paragraph-properties fo:margin-top="0in" fo:margin-bottom="0in" loext:contextual-spacing="false"/>
      <style:text-properties officeooo:rsid="00199ba9" officeooo:paragraph-rsid="002ad0e8"/>
    </style:style>
    <style:style style:name="P8" style:family="paragraph" style:parent-style-name="Standard">
      <style:paragraph-properties fo:margin-top="0in" fo:margin-bottom="0in" loext:contextual-spacing="false"/>
      <style:text-properties officeooo:paragraph-rsid="00199ba9"/>
    </style:style>
    <style:style style:name="P9" style:family="paragraph" style:parent-style-name="Standard">
      <style:paragraph-properties fo:margin-top="0in" fo:margin-bottom="0in" loext:contextual-spacing="false"/>
      <style:text-properties fo:color="#454545" style:font-name="Proxima Nova" fo:font-size="9pt" officeooo:rsid="0028d9d4" style:font-name-asian="Proxima Nova2" style:font-size-asian="9pt" style:font-name-complex="Proxima Nova2" style:font-size-complex="9pt"/>
    </style:style>
    <style:style style:name="P10" style:family="paragraph" style:parent-style-name="Standard">
      <style:paragraph-properties fo:margin-top="0in" fo:margin-bottom="0in" loext:contextual-spacing="false"/>
      <style:text-properties fo:color="#454545" style:font-name="Proxima Nova" fo:font-size="9pt" officeooo:rsid="0028d9d4" officeooo:paragraph-rsid="0028d9d4" style:font-name-asian="Proxima Nova2" style:font-size-asian="9pt" style:font-name-complex="Proxima Nova2" style:font-size-complex="9pt"/>
    </style:style>
    <style:style style:name="P11" style:family="paragraph" style:parent-style-name="Standard">
      <style:paragraph-properties fo:margin-top="0in" fo:margin-bottom="0in" loext:contextual-spacing="false"/>
      <style:text-properties fo:color="#454545" style:font-name="Proxima Nova" fo:font-size="9pt" officeooo:rsid="002a00b9" officeooo:paragraph-rsid="002a00b9" style:font-name-asian="Proxima Nova2" style:font-size-asian="9pt" style:font-name-complex="Proxima Nova2" style:font-size-complex="9pt"/>
    </style:style>
    <style:style style:name="P12" style:family="paragraph" style:parent-style-name="Standard">
      <style:paragraph-properties fo:margin-top="0in" fo:margin-bottom="0in" loext:contextual-spacing="false"/>
      <style:text-properties fo:color="#454545" style:font-name="Proxima Nova" fo:font-size="9pt" fo:font-weight="normal" officeooo:rsid="00199ba9" officeooo:paragraph-rsid="00199ba9" style:font-name-asian="Proxima Nova2" style:font-size-asian="9pt" style:font-weight-asian="normal" style:font-name-complex="Proxima Nova2" style:font-size-complex="9pt" style:font-weight-complex="normal"/>
    </style:style>
    <style:style style:name="P13" style:family="paragraph" style:parent-style-name="Standard">
      <style:paragraph-properties fo:margin-top="0in" fo:margin-bottom="0in" loext:contextual-spacing="false"/>
      <style:text-properties fo:color="#454545" style:font-name="Proxima Nova" fo:font-size="9pt" fo:font-weight="normal" officeooo:rsid="00199ba9" officeooo:paragraph-rsid="001ef8d8" style:font-name-asian="Proxima Nova2" style:font-size-asian="9pt" style:font-weight-asian="normal" style:font-name-complex="Proxima Nova2" style:font-size-complex="9pt" style:font-weight-complex="normal"/>
    </style:style>
    <style:style style:name="P14" style:family="paragraph" style:parent-style-name="Standard" style:list-style-name="L4">
      <style:paragraph-properties fo:margin-top="0in" fo:margin-bottom="0in" loext:contextual-spacing="false"/>
      <style:text-properties fo:color="#454545" style:font-name="Proxima Nova" fo:font-size="9pt" fo:font-weight="normal" officeooo:rsid="00199ba9" officeooo:paragraph-rsid="00199ba9" style:font-name-asian="Proxima Nova2" style:font-size-asian="9pt" style:font-weight-asian="normal" style:font-name-complex="Proxima Nova2" style:font-size-complex="9pt" style:font-weight-complex="normal"/>
    </style:style>
    <style:style style:name="P15" style:family="paragraph" style:parent-style-name="Standard">
      <style:paragraph-properties fo:margin-top="0in" fo:margin-bottom="0in" loext:contextual-spacing="false"/>
      <style:text-properties fo:color="#454545" style:font-name="Proxima Nova" fo:font-size="9pt" fo:font-weight="normal" officeooo:rsid="00199ba9" officeooo:paragraph-rsid="0030e536" style:font-name-asian="Proxima Nova2" style:font-size-asian="9pt" style:font-weight-asian="normal" style:font-name-complex="Proxima Nova2" style:font-size-complex="9pt" style:font-weight-complex="normal"/>
    </style:style>
    <style:style style:name="P16" style:family="paragraph" style:parent-style-name="Standard">
      <style:paragraph-properties fo:margin-top="0in" fo:margin-bottom="0in" loext:contextual-spacing="false"/>
      <style:text-properties fo:color="#454545" style:font-name="Proxima Nova" fo:font-size="9pt" fo:font-weight="normal" officeooo:rsid="001f52a4" officeooo:paragraph-rsid="001f52a4" style:font-name-asian="Proxima Nova2" style:font-size-asian="9pt" style:font-weight-asian="normal" style:font-name-complex="Proxima Nova2" style:font-size-complex="9pt" style:font-weight-complex="normal"/>
    </style:style>
    <style:style style:name="P17" style:family="paragraph" style:parent-style-name="Standard">
      <style:paragraph-properties fo:margin-top="0in" fo:margin-bottom="0in" loext:contextual-spacing="false"/>
      <style:text-properties fo:color="#454545" style:font-name="Proxima Nova" fo:font-size="9pt" fo:font-weight="normal" officeooo:rsid="00218d24" officeooo:paragraph-rsid="00218d24" style:font-name-asian="Proxima Nova2" style:font-size-asian="9pt" style:font-weight-asian="normal" style:font-name-complex="Proxima Nova2" style:font-size-complex="9pt" style:font-weight-complex="normal"/>
    </style:style>
    <style:style style:name="P18" style:family="paragraph" style:parent-style-name="Standard">
      <style:paragraph-properties fo:margin-top="0in" fo:margin-bottom="0in" loext:contextual-spacing="false"/>
      <style:text-properties fo:color="#454545" style:font-name="Proxima Nova" fo:font-size="9pt" fo:font-weight="normal" officeooo:rsid="002bf175" officeooo:paragraph-rsid="002bf175" style:font-name-asian="Proxima Nova2" style:font-size-asian="9pt" style:font-weight-asian="normal" style:font-name-complex="Proxima Nova2" style:font-size-complex="9pt" style:font-weight-complex="normal"/>
    </style:style>
    <style:style style:name="P19" style:family="paragraph" style:parent-style-name="Standard">
      <style:paragraph-properties fo:margin-top="0in" fo:margin-bottom="0in" loext:contextual-spacing="false"/>
      <style:text-properties fo:color="#454545" style:font-name="Proxima Nova" fo:font-size="9pt" fo:font-weight="normal" officeooo:rsid="002bf175" officeooo:paragraph-rsid="002f8fd7" style:font-name-asian="Proxima Nova2" style:font-size-asian="9pt" style:font-weight-asian="normal" style:font-name-complex="Proxima Nova2" style:font-size-complex="9pt" style:font-weight-complex="normal"/>
    </style:style>
    <style:style style:name="P20" style:family="paragraph" style:parent-style-name="Standard">
      <style:paragraph-properties fo:margin-top="0in" fo:margin-bottom="0in" loext:contextual-spacing="false"/>
      <style:text-properties fo:color="#454545" style:font-name="Proxima Nova" fo:font-size="9pt" fo:font-weight="normal" officeooo:rsid="002f8fd7" officeooo:paragraph-rsid="002d2a48" style:font-name-asian="Proxima Nova2" style:font-size-asian="9pt" style:font-weight-asian="normal" style:font-name-complex="Proxima Nova2" style:font-size-complex="9pt" style:font-weight-complex="normal"/>
    </style:style>
    <style:style style:name="P21" style:family="paragraph" style:parent-style-name="Standard">
      <style:paragraph-properties fo:margin-top="0in" fo:margin-bottom="0in" loext:contextual-spacing="false"/>
      <style:text-properties fo:color="#454545" style:font-name="Proxima Nova" fo:font-size="9pt" fo:font-weight="bold" officeooo:rsid="001ef8d8" officeooo:paragraph-rsid="001ef8d8" style:font-name-asian="Proxima Nova2" style:font-size-asian="9pt" style:font-weight-asian="bold" style:font-name-complex="Proxima Nova2" style:font-size-complex="9pt" style:font-weight-complex="bold"/>
    </style:style>
    <style:style style:name="P22" style:family="paragraph" style:parent-style-name="Standard">
      <style:paragraph-properties fo:margin-top="0in" fo:margin-bottom="0in" loext:contextual-spacing="false"/>
      <style:text-properties fo:color="#454545" style:font-name="Proxima Nova" fo:font-size="9pt" fo:font-weight="bold" officeooo:rsid="002f8fd7" officeooo:paragraph-rsid="002f8fd7" style:font-name-asian="Proxima Nova2" style:font-size-asian="9pt" style:font-weight-asian="bold" style:font-name-complex="Proxima Nova2" style:font-size-complex="9pt" style:font-weight-complex="bold"/>
    </style:style>
    <style:style style:name="P23" style:family="paragraph" style:parent-style-name="Standard">
      <style:paragraph-properties fo:margin-top="0in" fo:margin-bottom="0in" loext:contextual-spacing="false"/>
      <style:text-properties fo:font-weight="normal" officeooo:rsid="00199ba9" officeooo:paragraph-rsid="00199ba9" style:font-weight-asian="normal" style:font-weight-complex="normal"/>
    </style:style>
    <style:style style:name="P24" style:family="paragraph" style:parent-style-name="Standard" style:list-style-name="L3">
      <style:paragraph-properties fo:margin-top="0in" fo:margin-bottom="0in" loext:contextual-spacing="false"/>
      <style:text-properties fo:font-weight="normal" officeooo:rsid="00199ba9" officeooo:paragraph-rsid="00199ba9" style:font-weight-asian="normal" style:font-weight-complex="normal"/>
    </style:style>
    <style:style style:name="P25" style:family="paragraph" style:parent-style-name="Standard" style:list-style-name="L3">
      <style:paragraph-properties fo:margin-top="0in" fo:margin-bottom="0in" loext:contextual-spacing="false"/>
      <style:text-properties fo:font-weight="normal" officeooo:rsid="00199ba9" officeooo:paragraph-rsid="001ef8d8" style:font-weight-asian="normal" style:font-weight-complex="normal"/>
    </style:style>
    <style:style style:name="P26" style:family="paragraph" style:parent-style-name="Standard">
      <style:paragraph-properties fo:margin-top="0in" fo:margin-bottom="0in" loext:contextual-spacing="false"/>
      <style:text-properties fo:font-weight="normal" officeooo:rsid="00199ba9" officeooo:paragraph-rsid="0030e536" style:font-weight-asian="normal" style:font-weight-complex="normal"/>
    </style:style>
    <style:style style:name="P27" style:family="paragraph" style:parent-style-name="Standard" style:list-style-name="L2">
      <style:paragraph-properties fo:margin-top="0in" fo:margin-bottom="0in" loext:contextual-spacing="false"/>
      <style:text-properties officeooo:rsid="001b4ab5" officeooo:paragraph-rsid="001b4ab5"/>
    </style:style>
    <style:style style:name="P28" style:family="paragraph" style:parent-style-name="Standard" style:list-style-name="L2">
      <style:paragraph-properties fo:margin-top="0in" fo:margin-bottom="0in" loext:contextual-spacing="false"/>
      <style:text-properties officeooo:paragraph-rsid="00199ba9"/>
    </style:style>
    <style:style style:name="P29" style:family="paragraph" style:parent-style-name="Standard" style:list-style-name="L2">
      <style:paragraph-properties fo:margin-top="0in" fo:margin-bottom="0in" loext:contextual-spacing="false"/>
      <style:text-properties officeooo:paragraph-rsid="001b4ab5"/>
    </style:style>
    <style:style style:name="P30" style:family="paragraph" style:parent-style-name="Standard">
      <style:paragraph-properties fo:margin-top="0in" fo:margin-bottom="0in" loext:contextual-spacing="false"/>
      <style:text-properties officeooo:rsid="001dad97" officeooo:paragraph-rsid="001ea61c"/>
    </style:style>
    <style:style style:name="P31" style:family="paragraph" style:parent-style-name="Standard">
      <style:paragraph-properties fo:margin-top="0in" fo:margin-bottom="0in" loext:contextual-spacing="false"/>
      <style:text-properties officeooo:paragraph-rsid="001ea61c"/>
    </style:style>
    <style:style style:name="P32" style:family="paragraph" style:parent-style-name="Standard">
      <style:paragraph-properties fo:margin-top="0in" fo:margin-bottom="0in" loext:contextual-spacing="false"/>
      <style:text-properties officeooo:paragraph-rsid="001ef8d8"/>
    </style:style>
    <style:style style:name="P33" style:family="paragraph" style:parent-style-name="Standard">
      <style:paragraph-properties fo:margin-top="0in" fo:margin-bottom="0in" loext:contextual-spacing="false"/>
      <style:text-properties officeooo:rsid="001ef8d8" officeooo:paragraph-rsid="002ad0e8"/>
    </style:style>
    <style:style style:name="P34" style:family="paragraph" style:parent-style-name="Standard">
      <style:paragraph-properties fo:margin-top="0in" fo:margin-bottom="0in" loext:contextual-spacing="false"/>
      <style:text-properties fo:font-weight="bold" officeooo:rsid="001b4ab5" officeooo:paragraph-rsid="002ad0e8" style:font-weight-asian="bold" style:font-weight-complex="bold"/>
    </style:style>
    <style:style style:name="P35" style:family="paragraph" style:parent-style-name="Standard">
      <style:paragraph-properties fo:margin-top="0in" fo:margin-bottom="0in" loext:contextual-spacing="false"/>
      <style:text-properties fo:font-weight="bold" officeooo:rsid="001f52a4" officeooo:paragraph-rsid="001f52a4" style:font-weight-asian="bold" style:font-weight-complex="bold"/>
    </style:style>
    <style:style style:name="P36" style:family="paragraph" style:parent-style-name="Standard">
      <style:paragraph-properties fo:margin-top="0in" fo:margin-bottom="0in" loext:contextual-spacing="false"/>
      <style:text-properties officeooo:paragraph-rsid="001f52a4"/>
    </style:style>
    <style:style style:name="P37" style:family="paragraph" style:parent-style-name="Standard" style:list-style-name="L5">
      <style:paragraph-properties fo:margin-top="0in" fo:margin-bottom="0in" loext:contextual-spacing="false"/>
      <style:text-properties officeooo:paragraph-rsid="001f52a4"/>
    </style:style>
    <style:style style:name="P38" style:family="paragraph" style:parent-style-name="Standard">
      <style:paragraph-properties fo:margin-top="0in" fo:margin-bottom="0in" loext:contextual-spacing="false"/>
      <style:text-properties fo:font-variant="normal" fo:text-transform="none" fo:color="#454545" style:font-name="Proxima Nova" fo:font-size="9pt" fo:letter-spacing="normal" fo:font-style="normal" fo:font-weight="normal" officeooo:rsid="00199ba9" officeooo:paragraph-rsid="001f52a4" style:font-name-asian="Proxima Nova2" style:font-size-asian="9pt" style:font-weight-asian="normal" style:font-name-complex="Proxima Nova2" style:font-size-complex="9pt" style:font-weight-complex="normal"/>
    </style:style>
    <style:style style:name="P39" style:family="paragraph" style:parent-style-name="Standard">
      <style:paragraph-properties fo:margin-top="0in" fo:margin-bottom="0in" loext:contextual-spacing="false"/>
      <style:text-properties fo:color="#1c4587" style:font-name="Proxima Nova" fo:font-size="12pt" fo:font-weight="normal" officeooo:rsid="00188e2c" officeooo:paragraph-rsid="00218d24" style:font-name-asian="Proxima Nova2" style:font-size-asian="12pt" style:font-weight-asian="normal" style:font-name-complex="Proxima Nova2" style:font-size-complex="12pt" style:font-weight-complex="normal"/>
    </style:style>
    <style:style style:name="P40" style:family="paragraph" style:parent-style-name="Standard">
      <style:paragraph-properties fo:margin-top="0in" fo:margin-bottom="0in" loext:contextual-spacing="false"/>
      <style:text-properties fo:color="#1c4587" style:font-name="Proxima Nova" fo:font-size="12pt" fo:font-weight="normal" officeooo:rsid="00188e2c" officeooo:paragraph-rsid="0028d9d4" style:font-name-asian="Proxima Nova2" style:font-size-asian="12pt" style:font-weight-asian="normal" style:font-name-complex="Proxima Nova2" style:font-size-complex="12pt" style:font-weight-complex="normal"/>
    </style:style>
    <style:style style:name="P41" style:family="paragraph" style:parent-style-name="Standard">
      <style:paragraph-properties fo:margin-top="0in" fo:margin-bottom="0in" loext:contextual-spacing="false"/>
      <style:text-properties fo:color="#1c4587" style:font-name="Proxima Nova" fo:font-size="12pt" fo:font-weight="bold" officeooo:rsid="00188e2c" officeooo:paragraph-rsid="00218d24" style:font-name-asian="Proxima Nova2" style:font-size-asian="12pt" style:font-weight-asian="bold" style:font-name-complex="Proxima Nova2" style:font-size-complex="12pt" style:font-weight-complex="bold"/>
    </style:style>
    <style:style style:name="P42" style:family="paragraph" style:parent-style-name="Standard">
      <style:paragraph-properties fo:margin-top="0in" fo:margin-bottom="0in" loext:contextual-spacing="false"/>
      <style:text-properties officeooo:rsid="0027707b" officeooo:paragraph-rsid="0027707b"/>
    </style:style>
    <style:style style:name="P43" style:family="paragraph" style:parent-style-name="Standard">
      <style:paragraph-properties fo:margin-top="0in" fo:margin-bottom="0in" loext:contextual-spacing="false"/>
      <style:text-properties officeooo:paragraph-rsid="002ad0e8"/>
    </style:style>
    <style:style style:name="P44" style:family="paragraph" style:parent-style-name="Standard">
      <style:paragraph-properties fo:margin-top="0in" fo:margin-bottom="0in" loext:contextual-spacing="false"/>
      <style:text-properties officeooo:paragraph-rsid="002bf175"/>
    </style:style>
    <style:style style:name="P45" style:family="paragraph" style:parent-style-name="Standard" style:master-page-name="First_20_Page">
      <style:paragraph-properties fo:margin-top="0in" fo:margin-bottom="0in" loext:contextual-spacing="false" style:page-number="1"/>
      <style:text-properties officeooo:paragraph-rsid="00188e2c"/>
    </style:style>
    <style:style style:name="P46" style:family="paragraph" style:parent-style-name="Standard">
      <style:paragraph-properties fo:margin-top="0in" fo:margin-bottom="0in" loext:contextual-spacing="false" fo:break-before="page"/>
      <style:text-properties fo:font-weight="normal" officeooo:rsid="00199ba9" officeooo:paragraph-rsid="00199ba9" style:font-weight-asian="normal" style:font-weight-complex="normal"/>
    </style:style>
    <style:style style:name="P47" style:family="paragraph" style:parent-style-name="Standard">
      <style:paragraph-properties fo:margin-top="0in" fo:margin-bottom="0in" loext:contextual-spacing="false" fo:break-before="page"/>
      <style:text-properties fo:font-weight="normal" officeooo:rsid="00199ba9" officeooo:paragraph-rsid="0030e536" style:font-weight-asian="normal" style:font-weight-complex="normal"/>
    </style:style>
    <style:style style:name="P48" style:family="paragraph" style:parent-style-name="Standard">
      <style:paragraph-properties fo:margin-top="0in" fo:margin-bottom="0in" loext:contextual-spacing="false" fo:break-before="page"/>
      <style:text-properties fo:color="#1c4587" style:font-name="Proxima Nova" fo:font-size="12pt" fo:font-weight="bold" officeooo:rsid="00188e2c" officeooo:paragraph-rsid="00218d24" style:font-name-asian="Proxima Nova2" style:font-size-asian="12pt" style:font-weight-asian="bold" style:font-name-complex="Proxima Nova2" style:font-size-complex="12pt" style:font-weight-complex="bold"/>
    </style:style>
    <style:style style:name="P49" style:family="paragraph" style:parent-style-name="Standard">
      <style:paragraph-properties fo:margin-top="0in" fo:margin-bottom="0in" loext:contextual-spacing="false" fo:break-before="page"/>
      <style:text-properties officeooo:paragraph-rsid="00188e2c"/>
    </style:style>
    <style:style style:name="P50" style:family="paragraph" style:parent-style-name="Standard">
      <style:paragraph-properties fo:margin-left="0.5in" fo:margin-right="0in" fo:margin-top="0in" fo:margin-bottom="0in" loext:contextual-spacing="false" fo:text-indent="0in" style:auto-text-indent="false"/>
      <style:text-properties officeooo:rsid="001ea61c" officeooo:paragraph-rsid="002ad0e8"/>
    </style:style>
    <style:style style:name="P51" style:family="paragraph" style:parent-style-name="Standard">
      <style:paragraph-properties fo:margin-left="0.5in" fo:margin-right="0in" fo:margin-top="0in" fo:margin-bottom="0in" loext:contextual-spacing="false" fo:text-indent="0in" style:auto-text-indent="false"/>
      <style:text-properties officeooo:rsid="001d3fce" officeooo:paragraph-rsid="002ad0e8"/>
    </style:style>
    <style:style style:name="P52" style:family="paragraph" style:parent-style-name="Standard">
      <style:paragraph-properties fo:margin-left="0.5in" fo:margin-right="0in" fo:margin-top="0in" fo:margin-bottom="0in" loext:contextual-spacing="false" fo:text-indent="0in" style:auto-text-indent="false"/>
      <style:text-properties fo:font-size="9pt" officeooo:rsid="001d3fce" officeooo:paragraph-rsid="002ad0e8" style:font-size-asian="9pt" style:font-size-complex="9pt"/>
    </style:style>
    <style:style style:name="P53" style:family="paragraph" style:parent-style-name="Standard">
      <style:paragraph-properties fo:margin-left="0.5in" fo:margin-right="0in" fo:margin-top="0in" fo:margin-bottom="0in" loext:contextual-spacing="false" fo:text-indent="0in" style:auto-text-indent="false"/>
      <style:text-properties fo:color="#454545" style:font-name="Proxima Nova" fo:font-size="9pt" fo:font-weight="normal" officeooo:rsid="00199ba9" officeooo:paragraph-rsid="002ad0e8" style:font-name-asian="Proxima Nova2" style:font-size-asian="9pt" style:font-weight-asian="normal" style:font-name-complex="Proxima Nova2" style:font-size-complex="9pt" style:font-weight-complex="normal"/>
    </style:style>
    <style:style style:name="P54" style:family="paragraph" style:parent-style-name="Heading_20_1">
      <style:paragraph-properties fo:margin-left="0.5in" fo:margin-right="0in" fo:margin-top="0in" fo:margin-bottom="0in" loext:contextual-spacing="false" fo:text-indent="0in" style:auto-text-indent="false"/>
      <style:text-properties officeooo:rsid="001d3fce" officeooo:paragraph-rsid="002ad0e8"/>
    </style:style>
    <style:style style:name="T1" style:family="text">
      <style:text-properties fo:color="#454545" style:font-name="Proxima Nova" fo:font-size="9pt" style:font-name-asian="Proxima Nova2" style:font-size-asian="9pt" style:font-name-complex="Proxima Nova2" style:font-size-complex="9pt"/>
    </style:style>
    <style:style style:name="T2" style:family="text">
      <style:text-properties fo:color="#454545" style:font-name="Proxima Nova" fo:font-size="9pt" officeooo:rsid="00188e2c" style:font-name-asian="Proxima Nova2" style:font-size-asian="9pt" style:font-name-complex="Proxima Nova2" style:font-size-complex="9pt"/>
    </style:style>
    <style:style style:name="T3" style:family="text">
      <style:text-properties fo:color="#454545" style:font-name="Proxima Nova" fo:font-size="9pt" officeooo:rsid="00199ba9" style:font-name-asian="Proxima Nova2" style:font-size-asian="9pt" style:font-name-complex="Proxima Nova2" style:font-size-complex="9pt"/>
    </style:style>
    <style:style style:name="T4" style:family="text">
      <style:text-properties fo:color="#454545" style:font-name="Proxima Nova" fo:font-size="9pt" officeooo:rsid="001b4ab5" style:font-name-asian="Proxima Nova2" style:font-size-asian="9pt" style:font-name-complex="Proxima Nova2" style:font-size-complex="9pt"/>
    </style:style>
    <style:style style:name="T5" style:family="text">
      <style:text-properties fo:color="#454545" style:font-name="Proxima Nova" fo:font-size="9pt" officeooo:rsid="001ea61c" style:font-name-asian="Proxima Nova2" style:font-size-asian="9pt" style:font-name-complex="Proxima Nova2" style:font-size-complex="9pt"/>
    </style:style>
    <style:style style:name="T6" style:family="text">
      <style:text-properties fo:color="#454545" style:font-name="Proxima Nova" fo:font-size="9pt" officeooo:rsid="001ef8d8" style:font-name-asian="Proxima Nova2" style:font-size-asian="9pt" style:font-name-complex="Proxima Nova2" style:font-size-complex="9pt"/>
    </style:style>
    <style:style style:name="T7" style:family="text">
      <style:text-properties fo:color="#454545" style:font-name="Proxima Nova" fo:font-size="9pt" officeooo:rsid="001f8e68" style:font-name-asian="Proxima Nova2" style:font-size-asian="9pt" style:font-name-complex="Proxima Nova2" style:font-size-complex="9pt"/>
    </style:style>
    <style:style style:name="T8" style:family="text">
      <style:text-properties fo:color="#454545" style:font-name="Proxima Nova" fo:font-size="9pt" officeooo:rsid="00270361" style:font-name-asian="Proxima Nova2" style:font-size-asian="9pt" style:font-name-complex="Proxima Nova2" style:font-size-complex="9pt"/>
    </style:style>
    <style:style style:name="T9" style:family="text">
      <style:text-properties fo:color="#454545" style:font-name="Proxima Nova" fo:font-size="9pt" officeooo:rsid="0027707b" style:font-name-asian="Proxima Nova2" style:font-size-asian="9pt" style:font-name-complex="Proxima Nova2" style:font-size-complex="9pt"/>
    </style:style>
    <style:style style:name="T10" style:family="text">
      <style:text-properties fo:color="#454545" style:font-name="Proxima Nova" fo:font-size="9pt" officeooo:rsid="0028d9d4" style:font-name-asian="Proxima Nova2" style:font-size-asian="9pt" style:font-name-complex="Proxima Nova2" style:font-size-complex="9pt"/>
    </style:style>
    <style:style style:name="T11" style:family="text">
      <style:text-properties fo:color="#454545" style:font-name="Proxima Nova" fo:font-size="9pt" officeooo:rsid="0031dfcf" style:font-name-asian="Proxima Nova2" style:font-size-asian="9pt" style:font-name-complex="Proxima Nova2" style:font-size-complex="9pt"/>
    </style:style>
    <style:style style:name="T12" style:family="text">
      <style:text-properties fo:color="#454545" style:font-name="Proxima Nova" fo:font-size="9pt" fo:font-weight="normal" officeooo:rsid="00199ba9" style:font-name-asian="Proxima Nova2" style:font-size-asian="9pt" style:font-weight-asian="normal" style:font-name-complex="Proxima Nova2" style:font-size-complex="9pt" style:font-weight-complex="normal"/>
    </style:style>
    <style:style style:name="T13" style:family="text">
      <style:text-properties fo:color="#454545" style:font-name="Proxima Nova" fo:font-size="9pt" fo:font-weight="normal" officeooo:rsid="001ef8d8" style:font-name-asian="Proxima Nova2" style:font-size-asian="9pt" style:font-weight-asian="normal" style:font-name-complex="Proxima Nova2" style:font-size-complex="9pt" style:font-weight-complex="normal"/>
    </style:style>
    <style:style style:name="T14" style:family="text">
      <style:text-properties fo:color="#454545" style:font-name="Proxima Nova" fo:font-size="12pt" style:font-name-asian="Proxima Nova2" style:font-size-asian="12pt" style:font-name-complex="Proxima Nova2" style:font-size-complex="12pt"/>
    </style:style>
    <style:style style:name="T15" style:family="text">
      <style:text-properties fo:color="#454545" style:font-name="Proxima Nova" fo:font-size="12pt" officeooo:rsid="00188e2c" style:font-name-asian="Proxima Nova2" style:font-size-asian="12pt" style:font-name-complex="Proxima Nova2" style:font-size-complex="12pt"/>
    </style:style>
    <style:style style:name="T16" style:family="text">
      <style:text-properties fo:color="#454545" style:font-name="Proxima Nova" fo:font-size="12pt" fo:font-weight="bold" style:font-name-asian="Proxima Nova2" style:font-size-asian="12pt" style:font-weight-asian="bold" style:font-name-complex="Proxima Nova2" style:font-size-complex="12pt"/>
    </style:style>
    <style:style style:name="T17" style:family="text">
      <style:text-properties fo:color="#454545" style:font-name="Proxima Nova" fo:font-size="12pt" fo:font-weight="bold" officeooo:rsid="00199ba9" style:font-name-asian="Proxima Nova2" style:font-size-asian="12pt" style:font-weight-asian="bold" style:font-name-complex="Proxima Nova2" style:font-size-complex="12pt" style:font-weight-complex="normal"/>
    </style:style>
    <style:style style:name="T18" style:family="text">
      <style:text-properties fo:color="#454545" style:font-name="Proxima Nova" fo:font-size="12pt" fo:font-weight="normal" officeooo:rsid="00199ba9" style:font-name-asian="Proxima Nova2" style:font-size-asian="12pt" style:font-weight-asian="normal" style:font-name-complex="Proxima Nova2" style:font-size-complex="12pt" style:font-weight-complex="normal"/>
    </style:style>
    <style:style style:name="T19" style:family="text">
      <style:text-properties fo:color="#454545" style:font-name="Proxima Nova" fo:font-size="12pt" fo:font-weight="normal" officeooo:rsid="002bf175" style:font-name-asian="Proxima Nova2" style:font-size-asian="12pt" style:font-weight-asian="normal" style:font-name-complex="Proxima Nova2" style:font-size-complex="12pt" style:font-weight-complex="normal"/>
    </style:style>
    <style:style style:name="T20" style:family="text">
      <style:text-properties fo:color="#454545" style:font-name="Proxima Nova" style:font-name-asian="Proxima Nova2" style:font-name-complex="Proxima Nova2"/>
    </style:style>
    <style:style style:name="T21" style:family="text">
      <style:text-properties fo:color="#1c4587" style:font-name="Proxima Nova" fo:font-size="12pt" fo:font-weight="bold" style:font-name-asian="Proxima Nova2" style:font-size-asian="12pt" style:font-weight-asian="bold" style:font-name-complex="Proxima Nova2" style:font-size-complex="12pt"/>
    </style:style>
    <style:style style:name="T22" style:family="text">
      <style:text-properties fo:color="#1c4587" style:font-name="Proxima Nova" fo:font-size="12pt" fo:font-weight="bold" officeooo:rsid="00188e2c" style:font-name-asian="Proxima Nova2" style:font-size-asian="12pt" style:font-weight-asian="bold" style:font-name-complex="Proxima Nova2" style:font-size-complex="12pt"/>
    </style:style>
    <style:style style:name="T23" style:family="text">
      <style:text-properties fo:color="#1c4587" style:font-name="Proxima Nova" fo:font-size="12pt" fo:font-weight="bold" officeooo:rsid="00199ba9" style:font-name-asian="Proxima Nova2" style:font-size-asian="12pt" style:font-weight-asian="bold" style:font-name-complex="Proxima Nova2" style:font-size-complex="12pt" style:font-weight-complex="normal"/>
    </style:style>
    <style:style style:name="T24" style:family="text">
      <style:text-properties fo:color="#1c4587" style:font-name="Proxima Nova" fo:font-size="12pt" style:font-name-asian="Proxima Nova2" style:font-size-asian="12pt" style:font-name-complex="Proxima Nova2" style:font-size-complex="12pt"/>
    </style:style>
    <style:style style:name="T25" style:family="text">
      <style:text-properties fo:color="#1c4587" style:font-name="Proxima Nova" fo:font-size="12pt" officeooo:rsid="00188e2c" style:font-name-asian="Proxima Nova2" style:font-size-asian="12pt" style:font-name-complex="Proxima Nova2" style:font-size-complex="12pt"/>
    </style:style>
    <style:style style:name="T26" style:family="text">
      <style:text-properties fo:color="#1c4587" style:font-name="Proxima Nova" fo:font-size="12pt" fo:font-weight="normal" officeooo:rsid="00199ba9" style:font-name-asian="Proxima Nova2" style:font-size-asian="12pt" style:font-weight-asian="normal" style:font-name-complex="Proxima Nova2" style:font-size-complex="12pt" style:font-weight-complex="normal"/>
    </style:style>
    <style:style style:name="T27" style:family="text">
      <style:text-properties fo:color="#1c4587" style:font-name="Proxima Nova" fo:font-size="36pt" fo:font-weight="bold" style:font-name-asian="Proxima Nova2" style:font-size-asian="36pt" style:font-weight-asian="bold" style:font-name-complex="Proxima Nova2" style:font-size-complex="36pt"/>
    </style:style>
    <style:style style:name="T28" style:family="text">
      <style:text-properties style:font-name="Proxima Nova" fo:font-size="24pt" style:font-name-asian="Proxima Nova2" style:font-size-asian="24pt" style:font-name-complex="Proxima Nova2" style:font-size-complex="24pt"/>
    </style:style>
    <style:style style:name="T29" style:family="text">
      <style:text-properties style:font-name="Proxima Nova" fo:font-size="8pt" style:font-name-asian="Proxima Nova2" style:font-size-asian="8pt" style:font-name-complex="Proxima Nova2" style:font-size-complex="8pt"/>
    </style:style>
    <style:style style:name="T30" style:family="text">
      <style:text-properties style:font-name="Proxima Nova" fo:font-size="8pt" officeooo:rsid="00188e2c" style:font-name-asian="Proxima Nova2" style:font-size-asian="8pt" style:font-name-complex="Proxima Nova2" style:font-size-complex="8pt"/>
    </style:style>
    <style:style style:name="T31" style:family="text">
      <style:text-properties style:font-name="Proxima Nova" fo:font-size="8pt" officeooo:rsid="001ea61c" style:font-name-asian="Proxima Nova2" style:font-size-asian="8pt" style:font-name-complex="Proxima Nova2" style:font-size-complex="8pt"/>
    </style:style>
    <style:style style:name="T32" style:family="text">
      <style:text-properties style:font-name="Proxima Nova" fo:font-size="8pt" fo:font-weight="bold" officeooo:rsid="00188e2c" style:font-name-asian="Proxima Nova2" style:font-size-asian="8pt" style:font-weight-asian="bold" style:font-name-complex="Proxima Nova2" style:font-size-complex="8pt" style:font-weight-complex="bold"/>
    </style:style>
    <style:style style:name="T33" style:family="text">
      <style:text-properties fo:font-weight="bold" style:font-weight-asian="bold" style:font-weight-complex="bold"/>
    </style:style>
    <style:style style:name="T34" style:family="text">
      <style:text-properties fo:font-weight="bold" officeooo:rsid="002a00b9" style:font-weight-asian="bold" style:font-weight-complex="bold"/>
    </style:style>
    <style:style style:name="T35" style:family="text">
      <style:text-properties fo:font-variant="normal" fo:text-transform="none" fo:color="#454545" style:font-name="Proxima Nova" fo:font-size="9pt" fo:letter-spacing="normal" fo:font-style="normal" style:font-name-asian="Proxima Nova2" style:font-size-asian="9pt" style:font-name-complex="Proxima Nova2" style:font-size-complex="9pt"/>
    </style:style>
    <style:style style:name="T36" style:family="text">
      <style:text-properties fo:font-variant="normal" fo:text-transform="none" fo:color="#454545" style:font-name="Proxima Nova" fo:font-size="9pt" fo:letter-spacing="normal" fo:font-style="normal" officeooo:rsid="00199ba9" style:font-name-asian="Proxima Nova2" style:font-size-asian="9pt" style:font-name-complex="Proxima Nova2" style:font-size-complex="9pt"/>
    </style:style>
    <style:style style:name="T37" style:family="text">
      <style:text-properties fo:font-variant="normal" fo:text-transform="none" fo:color="#454545" style:font-name="Proxima Nova" fo:font-size="9pt" fo:letter-spacing="normal" fo:font-style="normal" officeooo:rsid="002f8fd7" style:font-name-asian="Proxima Nova2" style:font-size-asian="9pt" style:font-name-complex="Proxima Nova2" style:font-size-complex="9pt"/>
    </style:style>
    <style:style style:name="T38" style:family="text">
      <style:text-properties fo:font-variant="normal" fo:text-transform="none" fo:color="#454545" style:font-name="Proxima Nova" fo:font-size="9pt" fo:letter-spacing="normal" fo:font-style="normal" fo:font-weight="normal" officeooo:rsid="001ef8d8" style:font-name-asian="Proxima Nova2" style:font-size-asian="9pt" style:font-weight-asian="normal" style:font-name-complex="Proxima Nova2" style:font-size-complex="9pt" style:font-weight-complex="normal"/>
    </style:style>
    <style:style style:name="T39" style:family="text">
      <style:text-properties fo:font-variant="normal" fo:text-transform="none" fo:color="#454545" style:font-name="Proxima Nova" fo:font-size="9pt" fo:letter-spacing="normal" fo:font-style="normal" fo:font-weight="normal" officeooo:rsid="00199ba9" style:font-name-asian="Proxima Nova2" style:font-size-asian="9pt" style:font-weight-asian="normal" style:font-name-complex="Proxima Nova2" style:font-size-complex="9pt" style:font-weight-complex="normal"/>
    </style:style>
    <style:style style:name="T40" style:family="text">
      <style:text-properties fo:font-variant="normal" fo:text-transform="none" fo:color="#454545" style:font-name="Proxima Nova" fo:font-size="9pt" fo:letter-spacing="normal" fo:font-style="normal" fo:font-weight="normal" officeooo:rsid="001f52a4" style:font-name-asian="Proxima Nova2" style:font-size-asian="9pt" style:font-weight-asian="normal" style:font-name-complex="Proxima Nova2" style:font-size-complex="9pt" style:font-weight-complex="normal"/>
    </style:style>
    <style:style style:name="T41" style:family="text">
      <style:text-properties fo:font-variant="normal" fo:text-transform="none" fo:color="#454545" style:font-name="Proxima Nova" fo:font-size="9pt" fo:letter-spacing="normal" fo:font-style="normal" fo:font-weight="normal" style:font-name-asian="Proxima Nova2" style:font-size-asian="9pt" style:font-weight-asian="normal" style:font-name-complex="Proxima Nova2" style:font-size-complex="9pt" style:font-weight-complex="normal"/>
    </style:style>
    <style:style style:name="T42" style:family="text">
      <style:text-properties fo:font-variant="normal" fo:text-transform="none" fo:color="#454545" style:font-name="Proxima Nova" fo:font-size="9pt" fo:letter-spacing="normal" fo:language="zxx" fo:country="none" fo:font-style="normal" style:text-underline-style="solid" style:text-underline-width="auto" style:text-underline-color="font-color" fo:font-weight="normal" officeooo:rsid="002ad0e8" style:font-name-asian="Proxima Nova2" style:font-size-asian="9pt" style:language-asian="zxx" style:country-asian="none" style:font-weight-asian="normal" style:font-name-complex="Proxima Nova2" style:font-size-complex="9pt" style:language-complex="zxx" style:country-complex="none" style:font-weight-complex="normal"/>
    </style:style>
    <style:style style:name="T43" style:family="text">
      <style:text-properties fo:font-variant="normal" fo:text-transform="none" fo:color="#454545" style:font-name="Proxima Nova" fo:font-size="9pt" fo:letter-spacing="normal" fo:language="zxx" fo:country="none" fo:font-style="normal" style:text-underline-style="none" fo:font-weight="normal" style:font-name-asian="Proxima Nova2" style:font-size-asian="9pt" style:language-asian="zxx" style:country-asian="none" style:font-weight-asian="normal" style:font-name-complex="Proxima Nova2" style:font-size-complex="9pt" style:language-complex="zxx" style:country-complex="none" style:font-weight-complex="normal"/>
    </style:style>
    <style:style style:name="T44" style:family="text">
      <style:text-properties fo:font-variant="normal" fo:text-transform="none" fo:color="#454545" style:font-name="Proxima Nova" fo:font-size="9pt" fo:letter-spacing="normal" fo:language="zxx" fo:country="none" fo:font-style="normal" style:text-underline-style="none" fo:font-weight="normal" officeooo:rsid="001dad97" style:font-name-asian="Proxima Nova2" style:font-size-asian="9pt" style:language-asian="zxx" style:country-asian="none" style:font-weight-asian="normal" style:font-name-complex="Proxima Nova2" style:font-size-complex="9pt" style:language-complex="zxx" style:country-complex="none" style:font-weight-complex="normal"/>
    </style:style>
    <style:style style:name="T45" style:family="text">
      <style:text-properties fo:font-variant="normal" fo:text-transform="none" fo:color="#000080" style:font-name="Proxima Nova" fo:font-size="9pt" fo:letter-spacing="normal" fo:language="zxx" fo:country="none" fo:font-style="normal" style:text-underline-style="solid" style:text-underline-width="auto" style:text-underline-color="font-color" fo:font-weight="normal" style:font-name-asian="Proxima Nova2" style:font-size-asian="9pt" style:language-asian="zxx" style:country-asian="none" style:font-weight-asian="normal" style:font-name-complex="Proxima Nova2" style:font-size-complex="9pt" style:language-complex="zxx" style:country-complex="none" style:font-weight-complex="normal"/>
    </style:style>
    <style:style style:name="T46" style:family="text">
      <style:text-properties fo:font-variant="normal" fo:text-transform="none" fo:color="#000080" style:font-name="Proxima Nova" fo:font-size="9pt" fo:letter-spacing="normal" fo:language="zxx" fo:country="none" fo:font-style="normal" style:text-underline-style="solid" style:text-underline-width="auto" style:text-underline-color="font-color" fo:font-weight="normal" officeooo:rsid="001dad97" style:font-name-asian="Proxima Nova2" style:font-size-asian="9pt" style:language-asian="zxx" style:country-asian="none" style:font-weight-asian="normal" style:font-name-complex="Proxima Nova2" style:font-size-complex="9pt" style:language-complex="zxx" style:country-complex="none" style:font-weight-complex="normal"/>
    </style:style>
    <style:style style:name="T47" style:family="text">
      <style:text-properties fo:font-variant="normal" fo:text-transform="none" fo:letter-spacing="normal" fo:font-style="normal"/>
    </style:style>
    <style:style style:name="T48" style:family="text">
      <style:text-properties fo:font-variant="normal" fo:text-transform="none" fo:letter-spacing="normal" fo:font-style="normal" officeooo:rsid="001ef8d8"/>
    </style:style>
    <style:style style:name="T49" style:family="text">
      <style:text-properties fo:color="#000080" style:font-name="Proxima Nova" fo:font-size="8pt" fo:language="zxx" fo:country="none" style:text-underline-style="solid" style:text-underline-width="auto" style:text-underline-color="font-color" officeooo:rsid="001ea61c" style:font-name-asian="Proxima Nova2" style:font-size-asian="8pt" style:language-asian="zxx" style:country-asian="none" style:font-name-complex="Proxima Nova2" style:font-size-complex="8pt" style:language-complex="zxx" style:country-complex="none"/>
    </style:style>
    <style:style style:name="T50" style:family="text">
      <style:text-properties officeooo:rsid="001ef8d8"/>
    </style:style>
    <style:style style:name="T51" style:family="text">
      <style:text-properties officeooo:rsid="001f52a4"/>
    </style:style>
    <style:style style:name="T52" style:family="text">
      <style:text-properties officeooo:rsid="00218d24"/>
    </style:style>
    <style:style style:name="T53" style:family="text">
      <style:text-properties officeooo:rsid="0028d9d4"/>
    </style:style>
    <style:style style:name="T54" style:family="text">
      <style:text-properties officeooo:rsid="002a00b9"/>
    </style:style>
    <style:style style:name="T55" style:family="text">
      <style:text-properties officeooo:rsid="002ad0e8"/>
    </style:style>
    <style:style style:name="T56" style:family="text">
      <style:text-properties officeooo:rsid="002bf175"/>
    </style:style>
    <style:style style:name="T57" style:family="text">
      <style:text-properties officeooo:rsid="002d2a48"/>
    </style:style>
    <style:style style:name="T58" style:family="text">
      <style:text-properties officeooo:rsid="002f8f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2"/></text:p>
      <text:p text:style-name="P4"><text:span text:style-name="T2">Javier Ubillos is a communicative leader, providing direction and support for my teams and managers at Magine.</text:span></text:p>
      <text:p text:style-name="P4"><text:span text:style-name="T2"/></text:p>
      <text:p text:style-name="P4"><text:span text:style-name="T8">With a </text:span><text:span text:style-name="T2">knack for how to create enthusiasm and engagement as well as focus on business value </text:span><text:span text:style-name="T8">Javier leads by example. </text:span><text:span text:style-name="T2">The </text:span><text:span text:style-name="T8">way </text:span><text:span text:style-name="T2">to building and guiding teams and organizations to sustainable teamwork goes through </text:span><text:span text:style-name="T8">personal commitment coupled with </text:span><text:span text:style-name="T2">clear, honest and direct communication.</text:span></text:p>
      <text:p text:style-name="P4"><text:span text:style-name="T2"/></text:p>
      <text:p text:style-name="P4"><text:span text:style-name="T8">A </text:span><text:span text:style-name="T9">company’s </text:span><text:span text:style-name="T11">road</text:span><text:span text:style-name="T8"> to success, presents forever changing challenges. Javier thrives </text:span><text:span text:style-name="T9">in an environment that continually need to adapt to succeed. He excels in his ability to </text:span><text:span text:style-name="T2">communicate </text:span><text:span text:style-name="T8">the </text:span><text:span text:style-name="T2">uncertainty and change </text:span><text:span text:style-name="T9">in a way that, rather than causing distress </text:span><text:span text:style-name="T10">in an organization, instead </text:span><text:span text:style-name="T9">inspires and </text:span><text:span text:style-name="T2">lays the groundwork for creative, focused and efficient initiatives in my team.</text:span></text:p>
      <text:p text:style-name="P4"><text:span text:style-name="T2"/></text:p>
      <text:p text:style-name="P4"><text:span text:style-name="T9">Javier is </text:span><text:span text:style-name="T2">an engaged technologist, gladly coaching or directly participating in solving challenges, technical or organizational. Ranging from continuous-integration and devops setups to message-bus:es and </text:span><text:span text:style-name="T4">visualizations.</text:span></text:p>
      <text:p text:style-name="P42"><text:span text:style-name="T1">The little spare time that is left, </text:span><text:span text:style-name="T10">is spent on hobbies such as building 3d-printers and developing software (</text:span><text:a xlink:type="simple" xlink:href="https://github.com/jav" text:style-name="Internet_20_link" text:visited-style-name="Visited_20_Internet_20_Link">github.com/jav</text:a><text:span text:style-name="T10">).</text:span></text:p>
      <text:p text:style-name="P4"><text:span text:style-name="T2"/></text:p>
      <text:p text:style-name="P4"><text:span text:style-name="T10">Javier has </text:span><text:span text:style-name="T2">worked </text:span><text:span text:style-name="T10">throughout </text:span><text:span text:style-name="T2">the entire business-stack.</text:span></text:p>
      <text:p text:style-name="P4"><text:span text:style-name="T2">From interfacing with the business side in both operational and strategic roles defining and communicating decisions or teaching iterative development to working with management </text:span><text:span text:style-name="T10">with prioritization or </text:span><text:span text:style-name="T2">set</text:span><text:span text:style-name="T10">ting up </text:span><text:span text:style-name="T2">an organization that is intuitive to manage and that </text:span><text:span text:style-name="T10">enables</text:span><text:span text:style-name="T2"> autonomy, local </text:span><text:span text:style-name="T4">initiative and innovation.</text:span></text:p>
      <text:p text:style-name="P4"><text:span text:style-name="T4"/></text:p>
      <text:p text:style-name="P30"><text:span text:style-name="T10">In the strive to achieve a sustainable organization, Javier provides both technological leadership, in delivering sustainable technical choices to support the business, as well as organizational leadership.<text:line-break/></text:span><text:span text:style-name="T5">To achieve this, </text:span><text:span text:style-name="T10">Javier </text:span><text:span text:style-name="T5">use</text:span><text:span text:style-name="T10">s </text:span><text:span text:style-name="T5">a wide variation of tools, including: Scrum, Kanban, Book-clubs (e.g. about </text:span><text:a xlink:type="simple" xlink:href="https://www.amazon.com/Switch-Change-Things-When-Hard/dp/0385528752" text:style-name="Internet_20_link" text:visited-style-name="Visited_20_Internet_20_Link">change</text:a><text:span text:style-name="T5">), self-development coaching (e.g. using </text:span><text:a xlink:type="simple" xlink:href="https://productownerframework.wordpress.com/" text:style-name="Internet_20_link" text:visited-style-name="Visited_20_Internet_20_Link">The Product Owner Framework</text:a><text:span text:style-name="T5">), workshops (e.g. </text:span><text:a xlink:type="simple" xlink:href="http://www.agile42.com/en/training/kanban-pizza-game/" text:style-name="Internet_20_link" text:visited-style-name="Visited_20_Internet_20_Link">kanban pizza game</text:a><text:span text:style-name="T5"> or </text:span><text:a xlink:type="simple" xlink:href="http://blog.crisp.se/2013/07/25/henrikkniberg/elephant-carpaccio-facilitation-guide" text:style-name="Internet_20_link" text:visited-style-name="Visited_20_Internet_20_Link">Elephant Carpaccio</text:a><text:span text:style-name="T5">) </text:span><text:span text:style-name="T7">and mob-programming.</text:span></text:p>
      <text:p text:style-name="P2"/>
      <text:p text:style-name="P2"/>
      <text:p text:style-name="P40">Technologies</text:p>
      <text:p text:style-name="P10"><text:span text:style-name="T34">Languages</text:span><text:span text:style-name="T54"><text:tab/>Hands-on: <text:tab/></text:span>C, Python, Angular, React-native, <text:span text:style-name="T54">PHP, Java ,</text:span>Bash</text:p>
      <text:p text:style-name="P11"><text:tab/><text:tab/>Managed teams:<text:tab/>Python, Angular, React, <text:span text:style-name="T55">Java, Scala, Ruby, Clojure, </text:span>Bash</text:p>
      <text:p text:style-name="P11"/>
      <text:p text:style-name="P11"><text:span text:style-name="T33">Services</text:span><text:tab/><text:tab/>Hands-on: <text:tab/>MySQL, Postgres, Cassandra, Elastic Search, Heroku, AWS</text:p>
      <text:p text:style-name="P11"><text:span text:style-name="T33">&amp; platforms</text:span><text:tab/>Managed teams:<text:tab/><text:span text:style-name="T53">Postgres, Cassandra, Kafka, Elastic Search, Storm, Spark, </text:span>AWS, <text:span text:style-name="T55">GCP</text:span>, Aurora, <text:tab/><text:tab/><text:tab/><text:tab/>Mesos, Docker</text:p>
      <text:p text:style-name="P11"><text:span text:style-name="T53"><text:s/></text:span></text:p>
      <text:p text:style-name="P9"/>
      <text:p text:style-name="P2"/>
      <text:p text:style-name="P4"><text:span text:style-name="T22"/></text:p>
      <text:p text:style-name="P49"><text:span text:style-name="T22">VP of Engineering, head of product &amp; platform</text:span><text:span text:style-name="T24"> at </text:span><text:span text:style-name="T25">Magine</text:span><text:span text:style-name="T14"><text:tab/><text:tab/>Feb 201</text:span><text:span text:style-name="T15">7</text:span><text:span text:style-name="T14"> - Present</text:span></text:p>
      <text:p text:style-name="P5"><text:span text:style-name="T1"/></text:p>
      <text:p text:style-name="P5"><text:span text:style-name="T1">Managing the </text:span><text:span text:style-name="T4">evolution</text:span><text:span text:style-name="T1"> of the Magine distributed media platform.</text:span></text:p>
      <text:p text:style-name="P5"><text:span text:style-name="T1"/></text:p>
      <text:list xml:id="list1767702413777085227" text:style-name="L2">
        <text:list-item>
          <text:p text:style-name="P28"><text:span text:style-name="T3">Leading a diverse team of </text:span><text:span text:style-name="T4">~</text:span><text:span text:style-name="T3">45 individuals, with responsibilities ranging from mobile clients and </text:span><text:span text:style-name="T4">management-</text:span><text:span text:style-name="T3">consoles to pure-backend and infrastructure and teams.</text:span></text:p>
        </text:list-item>
        <text:list-item>
          <text:p text:style-name="P29"><text:span text:style-name="T3">Aligning diverse teams towards delivering end-to-end value.</text:span></text:p>
        </text:list-item>
        <text:list-item>
          <text:p text:style-name="P29"><text:span text:style-name="T3">Balancing development of business strategic capabilities and tactical shorter term development to meet our customers needs.</text:span></text:p>
        </text:list-item>
        <text:list-item>
          <text:p text:style-name="P27"><text:span text:style-name="T3">C</text:span><text:span text:style-name="T1">onnecting engineering with business needs, setting teams up for autonomy, local initiative, and innovation opportunities.</text:span></text:p>
        </text:list-item>
      </text:list>
      <text:p text:style-name="P5"><text:span text:style-name="T1"/></text:p>
      <text:p text:style-name="P5"><text:span text:style-name="T1">Day-to-day operations include the full range from negotiating and setting strategic goals together with business partners and stakeholders, to personally operationally leading development teams (awaiting hiring the right lead-hire) to mentoring/coaching my team of product owners and managers.</text:span></text:p>
      <text:p text:style-name="P8"><text:span text:style-name="T23"/></text:p>
      <text:p text:style-name="P8"><text:span text:style-name="T23"/></text:p>
      <text:p text:style-name="P44"><text:span text:style-name="T23">Manager &amp; Product Owner </text:span><text:span text:style-name="T26">at Magine</text:span><text:span text:style-name="T17"><text:tab/><text:tab/><text:tab/><text:tab/><text:tab/></text:span><text:span text:style-name="T19">Jul</text:span><text:span text:style-name="T18"> 20</text:span><text:span text:style-name="T19">16</text:span><text:span text:style-name="T18"> - </text:span><text:span text:style-name="T19">Feb 2017</text:span></text:p>
      <text:p text:style-name="P23"><text:span text:style-name="T1">Line manager responsibility as well as product owner responsibility for the payments and subscription cross functional team and the meta-data systems engineering team.</text:span></text:p>
      <text:list xml:id="list8449809163689172148" text:style-name="L3">
        <text:list-item>
          <text:p text:style-name="P24"><text:span text:style-name="T1">Mentoring our customers implementation teams leadership.</text:span></text:p>
        </text:list-item>
        <text:list-item>
          <text:p text:style-name="P24"><text:span text:style-name="T1">Interim line manager for </text:span><text:span text:style-name="T6">our team of </text:span><text:span text:style-name="T1">testers</text:span></text:p>
        </text:list-item>
        <text:list-item>
          <text:p text:style-name="P24"><text:span text:style-name="T1">Product </text:span><text:span text:style-name="T6">O</text:span><text:span text:style-name="T1">wn</text:span><text:span text:style-name="T6">er for</text:span><text:span text:style-name="T1"> our SmartTV and console development team.</text:span></text:p>
        </text:list-item>
        <text:list-item>
          <text:p text:style-name="P24"><text:span text:style-name="T1">Mentoring of emerging leaders within our organization.</text:span></text:p>
        </text:list-item>
        <text:list-item>
          <text:p text:style-name="P25"><text:span text:style-name="T6">Continuously</text:span><text:span text:style-name="T1"> improve coordination and communication within Magine through coaching and empowering.</text:span></text:p>
        </text:list-item>
        <text:list-item>
          <text:p text:style-name="P25"><text:span text:style-name="T1">Contributing to </text:span><text:span text:style-name="T6">M</text:span><text:span text:style-name="T1">agine in a wide variety of ways, filling in whichever role is needed. Ranging from recruiting coordination, patent incentive processes, research collaborations to coordination of internal projects and delivery dependencies.</text:span></text:p>
        </text:list-item>
      </text:list>
      <text:p text:style-name="P23"><text:span text:style-name="T1"/></text:p>
      <text:p text:style-name="P23"><text:span text:style-name="T1"/></text:p>
      <text:p text:style-name="P23"><text:span text:style-name="T21">Product Owner </text:span><text:span text:style-name="T24">at Magine</text:span><text:span text:style-name="T16"><text:tab/><text:tab/><text:tab/><text:tab/><text:tab/><text:tab/><text:tab/></text:span><text:span text:style-name="T14">Dec 2014 – Jul 2016</text:span></text:p>
      <text:list xml:id="list640254591049519294" text:style-name="L4">
        <text:list-item>
          <text:p text:style-name="P14">Product <text:span text:style-name="T50">O</text:span>wn<text:span text:style-name="T50">er for </text:span>the direct-to-consumer web team, delivering several new features to our users.</text:p>
        </text:list-item>
        <text:list-item>
          <text:p text:style-name="P14"><text:span text:style-name="T50">Founding</text:span> Magines first dedicated cross-functional team (chartered to improve retention and activation KPIs, making Magine a personalizable experience).</text:p>
        </text:list-item>
        <text:list-item>
          <text:p text:style-name="P14">Product <text:span text:style-name="T50">Owner for </text:span>TV-guide integrations between Magine and partners.</text:p>
        </text:list-item>
        <text:list-item>
          <text:p text:style-name="P14">Product <text:span text:style-name="T50">Owner for </text:span>Magines meta-data infrastructure team.</text:p>
        </text:list-item>
      </text:list>
      <text:p text:style-name="P12"/>
      <text:p text:style-name="P12"/>
      <text:p text:style-name="P23"><text:span text:style-name="T21"/></text:p>
      <text:p text:style-name="P46"><text:span text:style-name="T21">Product Owner </text:span><text:span text:style-name="T24">at Spotify</text:span><text:span text:style-name="T16"><text:tab/><text:tab/><text:tab/><text:tab/><text:tab/><text:tab/><text:tab/></text:span><text:span text:style-name="T14">Jun 2012 - Dec 2014</text:span></text:p>
      <text:p text:style-name="P21">Operational Monitoring</text:p>
      <text:p text:style-name="P13"><text:span text:style-name="T48">P</text:span><text:span text:style-name="T47">roduct </text:span><text:span text:style-name="T48">O</text:span><text:span text:style-name="T47">wner</text:span><text:span text:style-name="T48">ship</text:span><text:span text:style-name="T47"> for the </text:span><text:span text:style-name="T48">operational </text:span><text:span text:style-name="T47">monitoring team at Spotify.</text:span></text:p>
      <text:p text:style-name="P36"><text:span text:style-name="T38">W</text:span><text:span text:style-name="T39">e are engaged in providing insights and tooling to manage the Spotify backend (&gt;10k servers, both </text:span><text:span text:style-name="T38">on-site, </text:span><text:span text:style-name="T39">bare-metal </text:span><text:span text:style-name="T38">as well as </text:span><text:span text:style-name="T39">virtual </text:span><text:span text:style-name="T38">instances</text:span><text:span text:style-name="T39">).</text:span><text:span text:style-name="T12"><text:line-break/><text:line-break/></text:span><text:span text:style-name="T39">We are engaged in the Spotify efforts to create truly autonomous teams, where a team might have limited or no experience in operating the services they create. To serve these teams, we focus on easy-to-use tools for operational insight, ranging from real-time on-call scenarios to long-term capacity planning.</text:span><text:span text:style-name="T12"><text:line-break/><text:line-break/></text:span><text:span text:style-name="T13">Some of the software we created was later open-sourced:</text:span><text:span text:style-name="T39"> </text:span></text:p>
      <text:list xml:id="list4890698664286626889" text:style-name="L5">
        <text:list-item>
          <text:p text:style-name="P37"><text:a xlink:type="simple" xlink:href="https://github.com/spotify/heroic" text:style-name="Internet_20_link" text:visited-style-name="Visited_20_Internet_20_Link"><text:span text:style-name="T42">https://github.com/spotify/heroic</text:span></text:a><text:span text:style-name="T39"> (</text:span><text:span text:style-name="T38">when first published, the </text:span><text:span text:style-name="T39">backend was </text:span><text:a xlink:type="simple" xlink:href="http://cassandra.apache.org/" text:style-name="Internet_20_link" text:visited-style-name="Visited_20_Internet_20_Link">Cassandra</text:a><text:span text:style-name="T39">. </text:span><text:span text:style-name="T38">T</text:span><text:span text:style-name="T39">oday it </text:span><text:span text:style-name="T38">is </text:span><text:a xlink:type="simple" xlink:href="https://cloud.google.com/bigtable/" text:style-name="Internet_20_link" text:visited-style-name="Visited_20_Internet_20_Link">Google </text:a><text:a xlink:type="simple" xlink:href="https://cloud.google.com/bigtable/" text:style-name="Internet_20_link" text:visited-style-name="Visited_20_Internet_20_Link"><text:span text:style-name="T39">Big</text:span></text:a><text:a xlink:type="simple" xlink:href="https://cloud.google.com/bigtable/" text:style-name="Internet_20_link" text:visited-style-name="Visited_20_Internet_20_Link"><text:span text:style-name="T38">t</text:span></text:a><text:a xlink:type="simple" xlink:href="https://cloud.google.com/bigtable/" text:style-name="Internet_20_link" text:visited-style-name="Visited_20_Internet_20_Link"><text:span text:style-name="T39">able</text:span></text:a><text:span text:style-name="T39">)</text:span></text:p>
        </text:list-item>
        <text:list-item>
          <text:p text:style-name="P37"><text:a xlink:type="simple" xlink:href="https://github.com/spotify/ffwd" text:style-name="Internet_20_link" text:visited-style-name="Visited_20_Internet_20_Link"><text:span text:style-name="T40">FFWD: </text:span></text:a><text:a xlink:type="simple" xlink:href="https://github.com/spotify/ffwd" text:style-name="Internet_20_link" text:visited-style-name="Visited_20_Internet_20_Link"><text:span text:style-name="T39">A metrics forwarder</text:span></text:a><text:span text:style-name="T39"> </text:span><text:span text:style-name="T40">(lower overhead </text:span><text:span text:style-name="T39">than collectd)</text:span></text:p>
        </text:list-item>
      </text:list>
      <text:p text:style-name="P36"><text:span text:style-name="T39"/></text:p>
      <text:p text:style-name="P35"><text:span text:style-name="T36">O</text:span><text:span text:style-name="T35">perational urgency triage </text:span><text:span text:style-name="T37">team</text:span></text:p>
      <text:p text:style-name="P35"><text:span text:style-name="T41">As Spotify transitioned towards a dev-ops organisation, with autonomous teams who where expected to own their own services, an urgency support team was put together.</text:span></text:p>
      <text:p text:style-name="P35"><text:span text:style-name="T41">The teams life cycle went through being the team that would, hands-on, resolve urgent issues, to being a support team (solving issues together with the service owning team), to an teaching team, to being replaced by a series of articles in the internal wiki. The team was successfully disbanded once the number of urgent support tickets where less than one per week and the total number of operations-support tickets was small enough to be answered informally in internal emaillist.</text:span></text:p>
      <text:p text:style-name="P35"><text:span text:style-name="T35"/></text:p>
      <text:p text:style-name="P35"><text:span text:style-name="T36">D</text:span><text:span text:style-name="T35">ata collection</text:span></text:p>
      <text:p text:style-name="P38">The data collection team where chartered with providing self-serve solutions for data collection and A/B-testing. Both for real-time use as for batched consumption (e.g. billing or A/B-test analysis).<text:line-break/><text:line-break/>We improved the existing monitoring infrastructure in parallel with creating a reliable real-time logging pipeline (based on Apache Kafka (0.7), which we used to create a 100% delivery guarantee or halt pipe-line). The data was used for anything between labels-reporting and debugging of the Spotify client to A/B testing the performance of the Spotify client.</text:p>
      <text:p text:style-name="P12"/>
      <text:p text:style-name="P12"/>
      <text:p text:style-name="P23"><text:span text:style-name="T21">Backend infrastructure developer </text:span><text:span text:style-name="T24">at Spotify</text:span><text:span text:style-name="T16"><text:tab/><text:tab/><text:tab/><text:tab/></text:span><text:span text:style-name="T14">Oct 2011 - Jun 2012</text:span></text:p>
      <text:p text:style-name="P16">Backend development in <text:span text:style-name="T56">P</text:span>ython.</text:p>
      <text:p text:style-name="P18"/>
      <text:p text:style-name="P19"><text:span text:style-name="T33">Sitemon</text:span></text:p>
      <text:p text:style-name="P19">Maintenance and improvement of Spotifys legacy service monitoring system. Built on Munin (round-robin metrics database<text:span text:style-name="T58">), rsync and Scala.</text:span></text:p>
      <text:p text:style-name="P19"/>
      <text:p text:style-name="P22">Hermes</text:p>
      <text:p text:style-name="P20">Service discovery and service intercommunication library built using DNS extensions and <text:a xlink:type="simple" xlink:href="http://zeromq.org/" text:style-name="Internet_20_link" text:visited-style-name="Visited_20_Internet_20_Link">zeromq</text:a>.</text:p>
      <text:p text:style-name="P43"><text:span text:style-name="T23"/></text:p>
      <text:p text:style-name="P15"/>
      <text:p text:style-name="P26"><text:span text:style-name="T21"/></text:p>
      <text:p text:style-name="P47"><text:span text:style-name="T21">Founder </text:span><text:span text:style-name="T24">at MSL technologies</text:span><text:span text:style-name="T16"><text:tab/><text:tab/><text:tab/><text:tab/><text:tab/><text:tab/></text:span><text:span text:style-name="T14">Aug 2011 - Oct 2015</text:span></text:p>
      <text:p text:style-name="P15">Custom PCB production, at the quality, price and speed-of-delivery that best fits you!</text:p>
      <text:p text:style-name="P15"/>
      <text:p text:style-name="P15">In this startup, we <text:span text:style-name="T50">strived</text:span> to differentiate by keeping a tighter loop between the PCB-producers and the customers. At this time, the competition where trying to capture the customers by <text:span text:style-name="T50">proxying</text:span> all communication between PCB-producers and the customers, leading to slower communication loops, more iterations and <text:span text:style-name="T50">lower production accuracy (due to miscommunications)</text:span>, all <text:span text:style-name="T50">contributing to</text:span> longer leadtimes and a more expensive chain.</text:p>
      <text:p text:style-name="P15"/>
      <text:p text:style-name="P15"><text:span text:style-name="T50">MSL Technlogogies provided a transparent service, where we guaranteed production and delivery of </text:span>PCB to spec for a wide range of possible standards and customer requirements, in any of our partner factories in the nordic, E.U., outside of E.U and in Asia.</text:p>
      <text:p text:style-name="P15"/>
      <text:p text:style-name="P15"><text:span text:style-name="T23"/></text:p>
      <text:p text:style-name="P43"><text:span text:style-name="T23"/></text:p>
      <text:p text:style-name="P43"><text:span text:style-name="T23">PhD Student, computer communications </text:span><text:span text:style-name="T26">at Mälardalen University</text:span><text:span text:style-name="T17"><text:tab/></text:span><text:span text:style-name="T18">Oct 2009 - Present</text:span></text:p>
      <text:p text:style-name="P7"><text:span text:style-name="T1"/></text:p>
      <text:p text:style-name="P7"><text:span text:style-name="T6">Inactive, but still technically e</text:span><text:span text:style-name="T4">nrolled </text:span><text:span text:style-name="T1">PhD Student on the topic "Identity oriented network architectures and mechanisms.".</text:span></text:p>
      <text:p text:style-name="P33"><text:span text:style-name="T1">Presently, not actively researching. </text:span></text:p>
      <text:p text:style-name="P33"><text:span text:style-name="T1"/></text:p>
      <text:p text:style-name="P34"><text:span text:style-name="T1">Publications</text:span></text:p>
      <text:p text:style-name="P54"><text:a xlink:type="simple" xlink:href="http://ieeexplore.ieee.org/abstract/document/6566767/" text:style-name="Internet_20_link" text:visited-style-name="Visited_20_Internet_20_Link">Understanding user behavior in Spotify</text:a><text:span text:style-name="T35"> – 2013</text:span></text:p>
      <text:p text:style-name="P54"><text:a xlink:type="simple" xlink:href="https://dl.acm.org/citation.cfm?id=2169086&amp;dl=ACM&amp;coll=DL&amp;CFID=991311071&amp;CFTOKEN=51973645" text:style-name="Internet_20_link" text:visited-style-name="Visited_20_Internet_20_Link"><text:span text:style-name="Strong_20_Emphasis"><text:span text:style-name="T45">Name-based Shim6: a name-based approach to host mobility</text:span></text:span></text:a><text:span text:style-name="Strong_20_Emphasis"><text:span text:style-name="T43"> – 201</text:span></text:span><text:span text:style-name="Strong_20_Emphasis"><text:span text:style-name="T44">2</text:span></text:span></text:p>
      <text:p text:style-name="P50"><text:a xlink:type="simple" xlink:href="https://tools.ietf.org/html/draft-ubillos-name-based-sockets-03" text:style-name="Internet_20_link" text:visited-style-name="Visited_20_Internet_20_Link"><text:span text:style-name="Strong_20_Emphasis"><text:span text:style-name="T46">N</text:span></text:span></text:a><text:a xlink:type="simple" xlink:href="https://tools.ietf.org/html/draft-ubillos-name-based-sockets-03" text:style-name="Internet_20_link" text:visited-style-name="Visited_20_Internet_20_Link"><text:span text:style-name="Strong_20_Emphasis"><text:span text:style-name="T45">ame-Based Sockets Architecture</text:span></text:span></text:a><text:a xlink:type="simple" xlink:href="https://tools.ietf.org/html/draft-ubillos-name-based-sockets-03" text:style-name="Internet_20_link" text:visited-style-name="Visited_20_Internet_20_Link"><text:span text:style-name="Strong_20_Emphasis"><text:span text:style-name="T44"> </text:span></text:span></text:a><text:a xlink:type="simple" xlink:href="https://tools.ietf.org/html/draft-ubillos-name-based-sockets-03" text:style-name="Internet_20_link" text:visited-style-name="Visited_20_Internet_20_Link"><text:span text:style-name="Strong_20_Emphasis"><text:span text:style-name="T43">–</text:span></text:span></text:a><text:a xlink:type="simple" xlink:href="https://tools.ietf.org/html/draft-ubillos-name-based-sockets-03" text:style-name="Internet_20_link" text:visited-style-name="Visited_20_Internet_20_Link"><text:span text:style-name="Strong_20_Emphasis"><text:span text:style-name="T44"> 2011</text:span></text:span></text:a></text:p>
      <text:p text:style-name="P51"><text:a xlink:type="simple" xlink:href="http://www.diva-portal.org/smash/get/diva2:1042498/FULLTEXT01.pdf" text:style-name="Internet_20_link" text:visited-style-name="Visited_20_Internet_20_Link">Scenarios and Research Issues for a Network of Information</text:a><text:span text:style-name="T1"> </text:span><text:span text:style-name="Strong_20_Emphasis"><text:span text:style-name="T43">–</text:span></text:span><text:span text:style-name="T1"> 2008</text:span></text:p>
      <text:p text:style-name="P52"><text:span text:style-name="T20"/></text:p>
      <text:p text:style-name="P1"><text:span text:style-name="T35">Technical Program Commitee</text:span></text:p>
      <text:p text:style-name="P53"><text:a xlink:type="simple" xlink:href="http://www.sncnw.se/" text:style-name="Internet_20_link" text:visited-style-name="Visited_20_Internet_20_Link"><text:span text:style-name="T47">Swedish National Computer Networking Workshop</text:span></text:a><text:span text:style-name="T47"> – 2017, 2016, 2015, 2014</text:span></text:p>
      <text:p text:style-name="P12"/>
      <text:p text:style-name="P12"/>
      <text:p text:style-name="P23"><text:span text:style-name="T21">Project Manager &amp; Lead Developer </text:span><text:span text:style-name="T24">at Swedish Institute of Computer Sience</text:span></text:p>
      <text:p text:style-name="P23"><text:span text:style-name="T21"><text:tab/><text:tab/><text:tab/><text:tab/><text:tab/><text:tab/><text:tab/><text:tab/><text:tab/></text:span><text:span text:style-name="T16"><text:tab/></text:span><text:span text:style-name="T14">Feb 2007 - Oct 2011</text:span></text:p>
      <text:p text:style-name="P12">Leading the development of name-based sockets in collaboration with Tsinghua University, Ericsson Research (San Jose) and <text:span text:style-name="T51">M</text:span>aster students (Royal Institute of Technology, Mälardalen University).</text:p>
      <text:p text:style-name="P12"/>
      <text:p text:style-name="P41"/>
      <text:p text:style-name="P48">Education</text:p>
      <text:p text:style-name="P17">Master of Computer Sience, at Mälardalen University - 2007</text:p>
      <text:p text:style-name="P39"><text:span text:style-name="T33"/></text:p>
      <text:p text:style-name="P39"><text:span text:style-name="T33">Languages</text:span> <text:span text:style-name="T52">Spoken and written</text:span></text:p>
      <text:p text:style-name="P17">English, Swedish, Span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Proxima Nova1" svg:font-family="'Proxima Nova'"/>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sans-serif" svg:font-family="sans-serif"/>
    <style:font-face style:name="FreeSans1" svg:font-family="FreeSans" style:font-family-generic="swiss"/>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2"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roxima Nova" fo:font-family="'Proxima Nova'" style:font-family-generic="roman" style:font-pitch="variable" fo:font-size="9pt" style:text-underline-style="none"/>
    </style:style>
    <style:style style:name="ListLabel_20_2" style:display-name="ListLabel 2" style:family="text">
      <style:text-properties style:font-name="Proxima Nova" fo:font-family="'Proxima Nova'" style:font-family-generic="roman" style:font-pitch="variable" fo:font-size="9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style:text-properties officeooo:rsid="00199ba9" officeooo:paragraph-rsid="00199ba9"/>
    </style:style>
    <style:style style:name="MP2" style:family="paragraph" style:parent-style-name="Standard">
      <style:paragraph-properties fo:margin-top="0in" fo:margin-bottom="0in" loext:contextual-spacing="false"/>
      <style:text-properties officeooo:rsid="00188e2c" officeooo:paragraph-rsid="00188e2c"/>
    </style:style>
    <style:style style:name="MP3" style:family="paragraph" style:parent-style-name="Standard">
      <style:paragraph-properties fo:margin-top="0in" fo:margin-bottom="0in" loext:contextual-spacing="false"/>
      <style:text-properties officeooo:paragraph-rsid="001ef8d8"/>
    </style:style>
    <style:style style:name="MP4" style:family="paragraph" style:parent-style-name="Standard">
      <style:paragraph-properties fo:margin-top="0in" fo:margin-bottom="0in" loext:contextual-spacing="false"/>
      <style:text-properties officeooo:paragraph-rsid="001ea61c"/>
    </style:style>
    <style:style style:name="MP5" style:family="paragraph" style:parent-style-name="Standard">
      <style:paragraph-properties fo:margin-top="0in" fo:margin-bottom="0in" loext:contextual-spacing="false"/>
    </style:style>
    <style:style style:name="MT1" style:family="text">
      <style:text-properties style:font-name="Proxima Nova" fo:font-size="24pt" style:font-name-asian="Proxima Nova2" style:font-size-asian="24pt" style:font-name-complex="Proxima Nova2" style:font-size-complex="24pt"/>
    </style:style>
    <style:style style:name="MT2" style:family="text">
      <style:text-properties fo:color="#1c4587" style:font-name="Proxima Nova" fo:font-size="36pt" fo:font-weight="bold" style:font-name-asian="Proxima Nova2" style:font-size-asian="36pt" style:font-weight-asian="bold" style:font-name-complex="Proxima Nova2" style:font-size-complex="36pt"/>
    </style:style>
    <style:style style:name="MT3" style:family="text">
      <style:text-properties style:font-name="Proxima Nova" fo:font-size="8pt" officeooo:rsid="00188e2c" style:font-name-asian="Proxima Nova2" style:font-size-asian="8pt" style:font-name-complex="Proxima Nova2" style:font-size-complex="8pt"/>
    </style:style>
    <style:style style:name="MT4" style:family="text">
      <style:text-properties style:font-name="Proxima Nova" fo:font-size="8pt" officeooo:rsid="001ea61c" style:font-name-asian="Proxima Nova2" style:font-size-asian="8pt" style:font-name-complex="Proxima Nova2" style:font-size-complex="8pt"/>
    </style:style>
    <style:style style:name="MT5" style:family="text">
      <style:text-properties fo:color="#000080" style:font-name="Proxima Nova" fo:font-size="8pt" fo:language="zxx" fo:country="none" style:text-underline-style="solid" style:text-underline-width="auto" style:text-underline-color="font-color" officeooo:rsid="001ea61c" style:font-name-asian="Proxima Nova2" style:font-size-asian="8pt" style:language-asian="zxx" style:country-asian="none" style:font-name-complex="Proxima Nova2" style:font-size-complex="8pt" style:language-complex="zxx" style:country-complex="none"/>
    </style:style>
    <style:style style:name="MT6" style:family="text">
      <style:text-properties style:font-name="Proxima Nova" fo:font-size="8pt" fo:font-weight="bold" officeooo:rsid="00188e2c" style:font-name-asian="Proxima Nova2" style:font-size-asian="8pt" style:font-weight-asian="bold" style:font-name-complex="Proxima Nova2" style:font-size-complex="8pt" style:font-weight-complex="bold"/>
    </style:style>
    <style:style style:name="MT7" style:family="text">
      <style:text-properties style:font-name="Proxima Nova" fo:font-size="8pt" style:font-name-asian="Proxima Nova2" style:font-size-asian="8pt" style:font-name-complex="Proxima Nova2"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text:p>
      </style:header>
      <style:footer>
        <text:p text:style-name="Footer"/>
      </style:footer>
    </style:master-page>
    <style:master-page style:name="First_20_Page" style:display-name="First Page" style:page-layout-name="Mpm1" style:next-style-name="Standard">
      <style:header>
        <text:p text:style-name="MP2"><draw:frame draw:style-name="Mfr1" draw:name="Image1" text:anchor-type="paragraph" svg:x="5.0457in" svg:y="-0.0835in" svg:width="1.4819in" svg:height="1.3799in" draw:z-index="0"><draw:image xlink:href="Pictures/10000201000000E8000000D81C956E45893169AB.png" xlink:type="simple" xlink:show="embed" xlink:actuate="onLoad"/></draw:frame><text:span text:style-name="MT2">Javier Ubillos</text:span></text:p>
        <text:p text:style-name="MP3"><text:a xlink:type="simple" xlink:href="mailto:javier@ubillos.org" text:style-name="Internet_20_link" text:visited-style-name="Visited_20_Internet_20_Link"><text:span text:style-name="MT3">javier@ubillos.org</text:span></text:a><text:span text:style-name="MT3"> - +46767647588</text:span></text:p>
        <text:p text:style-name="MP4"><text:a xlink:type="simple" xlink:href="https://github.com/jav" text:style-name="Internet_20_link" text:visited-style-name="Visited_20_Internet_20_Link"><text:span text:style-name="MT4">github.com/jav</text:span></text:a><text:span text:style-name="MT4"> </text:span><text:s/><text:a xlink:type="simple" xlink:href="https://www.linkedin.com/in/javierubillos/" text:style-name="Internet_20_link" text:visited-style-name="Visited_20_Internet_20_Link"><text:span text:style-name="MT5">linkedin.com/in/javierubillos/</text:span></text:a></text:p>
        <text:p text:style-name="MP3"><text:span text:style-name="MT3"/></text:p>
        <text:p text:style-name="MP3"><text:span text:style-name="MT6">Director of technology</text:span><text:span text:style-name="MT7"><text:line-break/></text:span><text:span text:style-name="MT3">Transforming organizations towards pragmatic efficiency, innovation and robustness.</text:span><text:span text:style-name="MT7"><text:line-break/></text:span></text:p>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3T12:36:31.364896931</dc:date>
    <meta:editing-duration>PT1H46M59S</meta:editing-duration>
    <meta:editing-cycles>15</meta:editing-cycles>
    <meta:generator>LibreOffice/5.1.6.2$Linux_X86_64 LibreOffice_project/10m0$Build-2</meta:generator>
    <meta:document-statistic meta:table-count="0" meta:image-count="1" meta:object-count="0" meta:page-count="5" meta:paragraph-count="76" meta:word-count="1255" meta:character-count="8827" meta:non-whitespace-character-count="7605"/>
  </office:meta>
</office:document-meta>
</file>